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ngo un esp8266 que está conectado a una batería que hace efecto sai, esta está conectada a la corriente para que esté continuamente al 100 % y solo entre en modo batería cuando se corta la corriente de carga, y lo que quiero es saber como podría comprobar cuando se corta la corriente y entra la batería en modo SAI. se podría hacer con el propio esp8266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14:01:31.995000000</meta:creation-date>
    <dc:date>2023-04-05T14:35:04.436000000</dc:date>
    <meta:editing-duration>PT33M33S</meta:editing-duration>
    <meta:editing-cycles>1</meta:editing-cycles>
    <meta:document-statistic meta:table-count="0" meta:image-count="0" meta:object-count="0" meta:page-count="1" meta:paragraph-count="1" meta:word-count="67" meta:character-count="357" meta:non-whitespace-character-count="291"/>
    <meta:generator>LibreOffice/7.5.1.2$Windows_X86_64 LibreOffice_project/fcbaee479e84c6cd81291587d2ee68cba099e129</meta:generator>
  </office:meta>
</office:document-meta>
</file>